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11">
      <style:graphic-properties draw:fill="none" draw:stroke="dash" draw:stroke-dash="a810" svg:stroke-width="0.00694in" svg:stroke-color="#3b3838" svg:stroke-opacity="100%" draw:stroke-linejoin="miter" svg:stroke-linecap="butt"/>
    </style:style>
    <style:style style:family="graphic" style:name="a737">
      <style:graphic-properties draw:fill="none" draw:stroke="dash" draw:stroke-dash="a736" svg:stroke-width="0.00694in" svg:stroke-color="#afabab" svg:stroke-opacity="100%" draw:stroke-linejoin="miter" svg:stroke-linecap="butt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draw:fill="none" draw:stroke="dash" draw:stroke-dash="a738" svg:stroke-width="0.00694in" svg:stroke-color="#afabab" svg:stroke-opacity="100%" draw:stroke-linejoin="miter" svg:stroke-linecap="butt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6">
      <style:graphic-properties draw:fill="none" draw:stroke="dash" draw:stroke-dash="a815" svg:stroke-width="0.00694in" svg:stroke-color="#3b3838" svg:stroke-opacity="100%" draw:stroke-linejoin="miter" svg:stroke-linecap="but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draw:fill="none" draw:stroke="solid" svg:stroke-width="0.01389in" svg:stroke-color="#000000" svg:stroke-opacity="100%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draw:stroke="none"/>
    </style:style>
    <style:style style:family="graphic" style:name="a851">
      <style:graphic-properties draw:fill="none" draw:stroke="dash" draw:stroke-dash="a850" svg:stroke-width="0.00694in" svg:stroke-color="#afabab" svg:stroke-opacity="100%" draw:stroke-linejoin="miter" svg:stroke-linecap="butt"/>
    </style:style>
    <style:style style:family="graphic" style:name="a779">
      <style:graphic-properties draw:fill="none" draw:stroke="dash" draw:stroke-dash="a778" svg:stroke-width="0.00694in" svg:stroke-color="#3b3838" svg:stroke-opacity="100%" draw:stroke-linejoin="miter" svg:stroke-linecap="butt"/>
    </style:style>
    <style:style style:family="graphic" style:name="a853">
      <style:graphic-properties draw:fill="none" draw:stroke="dash" draw:stroke-dash="a852" svg:stroke-width="0.00694in" svg:stroke-color="#afabab" svg:stroke-opacity="100%" draw:stroke-linejoin="miter" svg:stroke-linecap="butt"/>
    </style:style>
    <style:style style:family="graphic" style:name="a855">
      <style:graphic-properties draw:fill="none" draw:stroke="dash" draw:stroke-dash="a854" svg:stroke-width="0.00694in" svg:stroke-color="#afabab" svg:stroke-opacity="100%" draw:stroke-linejoin="miter" svg:stroke-linecap="butt"/>
    </style:style>
    <style:style style:family="graphic" style:name="a857">
      <style:graphic-properties draw:fill="none" draw:stroke="dash" draw:stroke-dash="a856" svg:stroke-width="0.00694in" svg:stroke-color="#afabab" svg:stroke-opacity="100%" draw:stroke-linejoin="miter" svg:stroke-linecap="butt"/>
    </style:style>
    <style:style style:family="graphic" style:name="a858" style:parent-style-name="Graphics">
      <style:graphic-properties draw:fill="none" draw:stroke="none"/>
    </style:style>
    <style:style style:family="graphic" style:name="a741">
      <style:graphic-properties draw:fill="none" draw:stroke="dash" draw:stroke-dash="a740" svg:stroke-width="0.00694in" svg:stroke-color="#afabab" svg:stroke-opacity="100%" draw:stroke-linejoin="miter" svg:stroke-linecap="butt"/>
    </style:style>
    <style:style style:family="graphic" style:name="a743">
      <style:graphic-properties draw:fill="none" draw:stroke="dash" draw:stroke-dash="a742" svg:stroke-width="0.00694in" svg:stroke-color="#afabab" svg:stroke-opacity="100%" draw:stroke-linejoin="miter" svg:stroke-linecap="butt"/>
    </style:style>
    <style:style style:family="graphic" style:name="a745">
      <style:graphic-properties draw:fill="none" draw:stroke="dash" draw:stroke-dash="a744" svg:stroke-width="0.00694in" svg:stroke-color="#afabab" svg:stroke-opacity="100%" draw:stroke-linejoin="miter" svg:stroke-linecap="butt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7">
      <style:graphic-properties draw:fill="none" draw:stroke="dash" draw:stroke-dash="a746" svg:stroke-width="0.00694in" svg:stroke-color="#afabab" svg:stroke-opacity="100%" draw:stroke-linejoin="miter" svg:stroke-linecap="butt"/>
    </style:style>
    <style:style style:family="graphic" style:name="a822">
      <style:graphic-properties draw:fill="none" draw:stroke="dash" draw:stroke-dash="a821" svg:stroke-width="0.00694in" svg:stroke-color="#3b3838" svg:stroke-opacity="100%" draw:stroke-linejoin="miter" svg:stroke-linecap="butt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draw:fill="none" draw:stroke="dash" draw:stroke-dash="a748" svg:stroke-width="0.00694in" svg:stroke-color="#afabab" svg:stroke-opacity="100%" draw:stroke-linejoin="miter" svg:stroke-linecap="butt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draw:fill="none" draw:stroke="dash" draw:stroke-dash="a859" svg:stroke-width="0.00694in" svg:stroke-color="#afabab" svg:stroke-opacity="100%" draw:stroke-linejoin="miter" svg:stroke-linecap="butt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2">
      <style:graphic-properties draw:fill="none" draw:stroke="dash" draw:stroke-dash="a861" svg:stroke-width="0.00694in" svg:stroke-color="#afabab" svg:stroke-opacity="100%" draw:stroke-linejoin="miter" svg:stroke-linecap="butt"/>
    </style:style>
    <style:style style:family="graphic" style:name="a789">
      <style:graphic-properties draw:fill="none" draw:stroke="dash" draw:stroke-dash="a788" svg:stroke-width="0.00694in" svg:stroke-color="#3b3838" svg:stroke-opacity="100%" draw:stroke-linejoin="miter" svg:stroke-linecap="butt"/>
    </style:style>
    <style:style style:family="graphic" style:name="a864">
      <style:graphic-properties draw:fill="none" draw:stroke="dash" draw:stroke-dash="a863" svg:stroke-width="0.00694in" svg:stroke-color="#afabab" svg:stroke-opacity="100%" draw:stroke-linejoin="miter" svg:stroke-linecap="butt"/>
    </style:style>
    <style:style style:family="graphic" style:name="a865" style:parent-style-name="Graphics">
      <style:graphic-properties draw:fill="none" draw:stroke="none"/>
    </style:style>
    <style:style style:family="graphic" style:name="a867">
      <style:graphic-properties draw:fill="none" draw:stroke="dash" draw:stroke-dash="a866" svg:stroke-width="0.00694in" svg:stroke-color="#afabab" svg:stroke-opacity="100%" draw:stroke-linejoin="miter" svg:stroke-linecap="butt"/>
    </style:style>
    <style:style style:family="graphic" style:name="a750" style:parent-style-name="Graphics">
      <style:graphic-properties draw:fill="none" draw:stroke="none"/>
    </style:style>
    <style:style style:family="graphic" style:name="a868" style:parent-style-name="Graphics">
      <style:graphic-properties draw:fill="none" draw:stroke="none"/>
    </style:style>
    <style:style style:family="graphic" style:name="a752">
      <style:graphic-properties draw:fill="none" draw:stroke="dash" draw:stroke-dash="a751" svg:stroke-width="0.00694in" svg:stroke-color="#afabab" svg:stroke-opacity="100%" draw:stroke-linejoin="miter" svg:stroke-linecap="butt"/>
    </style:style>
    <style:style style:family="graphic" style:name="a754">
      <style:graphic-properties draw:fill="none" draw:stroke="dash" draw:stroke-dash="a753" svg:stroke-width="0.00694in" svg:stroke-color="#afabab" svg:stroke-opacity="100%" draw:stroke-linejoin="miter" svg:stroke-linecap="butt"/>
    </style:style>
    <style:style style:family="graphic" style:name="a830" style:parent-style-name="Graphics">
      <style:graphic-properties draw:fill="none" draw:stroke="none"/>
    </style:style>
    <style:style style:family="graphic" style:name="a756">
      <style:graphic-properties draw:fill="none" draw:stroke="dash" draw:stroke-dash="a755" svg:stroke-width="0.00694in" svg:stroke-color="#afabab" svg:stroke-opacity="100%" draw:stroke-linejoin="miter" svg:stroke-linecap="butt"/>
    </style:style>
    <style:style style:family="graphic" style:name="a831" style:parent-style-name="Graphics">
      <style:graphic-properties draw:fill="none" fo:clip="rect(0.21063in, 0in, 0in, 0in)" draw:stroke="none"/>
    </style:style>
    <style:style style:family="graphic" style:name="a758">
      <style:graphic-properties draw:fill="none" draw:stroke="dash" draw:stroke-dash="a757" svg:stroke-width="0.00694in" svg:stroke-color="#afabab" svg:stroke-opacity="100%" draw:stroke-linejoin="miter" svg:stroke-linecap="butt"/>
    </style:style>
    <style:style style:family="graphic" style:name="a833">
      <style:graphic-properties draw:fill="none" draw:stroke="dash" draw:stroke-dash="a832" svg:stroke-width="0.00694in" svg:stroke-color="#afabab" svg:stroke-opacity="100%" draw:stroke-linejoin="miter" svg:stroke-linecap="butt"/>
    </style:style>
    <style:style style:family="graphic" style:name="a759" style:parent-style-name="Graphics">
      <style:graphic-properties draw:fill="none" draw:stroke="none"/>
    </style:style>
    <style:style style:family="graphic" style:name="a834" style:parent-style-name="Graphics">
      <style:graphic-properties draw:fill="none" draw:stroke="none"/>
    </style:style>
    <style:style style:family="graphic" style:name="a836">
      <style:graphic-properties draw:fill="none" draw:stroke="dash" draw:stroke-dash="a835" svg:stroke-width="0.00694in" svg:stroke-color="#afabab" svg:stroke-opacity="100%" draw:stroke-linejoin="miter" svg:stroke-linecap="butt"/>
    </style:style>
    <style:style style:family="graphic" style:name="a838">
      <style:graphic-properties draw:fill="none" draw:stroke="dash" draw:stroke-dash="a837" svg:stroke-width="0.00694in" svg:stroke-color="#afabab" svg:stroke-opacity="100%" draw:stroke-linejoin="miter" svg:stroke-linecap="butt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draw:fill="none" draw:stroke="dash" draw:stroke-dash="a799" svg:stroke-width="0.00694in" svg:stroke-color="#3b3838" svg:stroke-opacity="100%" draw:stroke-linejoin="miter" svg:stroke-linecap="butt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draw:fill="none" draw:stroke="dash" draw:stroke-dash="a793" svg:stroke-width="0.00694in" svg:stroke-color="#3b3838" svg:stroke-opacity="100%" draw:stroke-linejoin="miter" svg:stroke-linecap="butt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draw:fill="none" draw:stroke="dash" draw:stroke-dash="a804" svg:stroke-width="0.00694in" svg:stroke-color="#3b3838" svg:stroke-opacity="100%" draw:stroke-linejoin="miter" svg:stroke-linecap="butt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1">
      <style:graphic-properties draw:fill="none" draw:stroke="dash" draw:stroke-dash="a760" svg:stroke-width="0.00694in" svg:stroke-color="#afabab" svg:stroke-opacity="100%" draw:stroke-linejoin="miter" svg:stroke-linecap="butt"/>
    </style:style>
    <style:style style:family="graphic" style:name="a763">
      <style:graphic-properties draw:fill="none" draw:stroke="dash" draw:stroke-dash="a762" svg:stroke-width="0.00694in" svg:stroke-color="#afabab" svg:stroke-opacity="100%" draw:stroke-linejoin="miter" svg:stroke-linecap="butt"/>
    </style:style>
    <style:style style:family="graphic" style:name="a765">
      <style:graphic-properties draw:fill="none" draw:stroke="dash" draw:stroke-dash="a764" svg:stroke-width="0.00694in" svg:stroke-color="#afabab" svg:stroke-opacity="100%" draw:stroke-linejoin="miter" svg:stroke-linecap="butt"/>
    </style:style>
    <style:style style:family="graphic" style:name="a840">
      <style:graphic-properties draw:fill="none" draw:stroke="dash" draw:stroke-dash="a839" svg:stroke-width="0.00694in" svg:stroke-color="#afabab" svg:stroke-opacity="100%" draw:stroke-linejoin="miter" svg:stroke-linecap="butt"/>
    </style:style>
    <style:style style:family="graphic" style:name="a766" style:parent-style-name="Graphics">
      <style:graphic-properties draw:fill="none" draw:stroke="none"/>
    </style:style>
    <style:style style:family="graphic" style:name="a842">
      <style:graphic-properties draw:fill="none" draw:stroke="dash" draw:stroke-dash="a841" svg:stroke-width="0.00694in" svg:stroke-color="#afabab" svg:stroke-opacity="100%" draw:stroke-linejoin="miter" svg:stroke-linecap="butt"/>
    </style:style>
    <style:style style:family="graphic" style:name="a768">
      <style:graphic-properties draw:fill="none" draw:stroke="dash" draw:stroke-dash="a767" svg:stroke-width="0.00694in" svg:stroke-color="#afabab" svg:stroke-opacity="100%" draw:stroke-linejoin="miter" svg:stroke-linecap="butt"/>
    </style:style>
    <style:style style:family="graphic" style:name="a769" style:parent-style-name="Graphics">
      <style:graphic-properties draw:fill="none" draw:stroke="none"/>
    </style:style>
    <style:style style:family="graphic" style:name="a844">
      <style:graphic-properties draw:fill="none" draw:stroke="dash" draw:stroke-dash="a843" svg:stroke-width="0.00694in" svg:stroke-color="#afabab" svg:stroke-opacity="100%" draw:stroke-linejoin="miter" svg:stroke-linecap="butt"/>
    </style:style>
    <style:style style:family="graphic" style:name="a846">
      <style:graphic-properties draw:fill="none" draw:stroke="dash" draw:stroke-dash="a845" svg:stroke-width="0.00694in" svg:stroke-color="#afabab" svg:stroke-opacity="100%" draw:stroke-linejoin="miter" svg:stroke-linecap="butt"/>
    </style:style>
    <style:style style:family="graphic" style:name="a848">
      <style:graphic-properties draw:fill="none" draw:stroke="dash" draw:stroke-dash="a847" svg:stroke-width="0.00694in" svg:stroke-color="#afabab" svg:stroke-opacity="100%" draw:stroke-linejoin="miter" svg:stroke-linecap="butt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9" style:parent-style-name="Graphics">
      <style:graphic-properties draw:fill="none" draw:stroke="none"/>
    </style:style>
    <style:style style:family="graphic" style:name="a732" style:parent-style-name="Graphics">
      <style:graphic-properties draw:fill="none" fo:clip="rect(0.21063in, 0in, 0in, 0in)" draw:stroke="none"/>
    </style:style>
    <style:style style:family="graphic" style:name="a734">
      <style:graphic-properties draw:fill="none" draw:stroke="dash" draw:stroke-dash="a733" svg:stroke-width="0.00694in" svg:stroke-color="#afabab" svg:stroke-opacity="100%" draw:stroke-linejoin="miter" svg:stroke-linecap="butt"/>
    </style:style>
    <style:style style:family="graphic" style:name="a735" style:parent-style-name="Graphics">
      <style:graphic-properties draw:fill="none" draw:stroke="none"/>
    </style:style>
  </office:automatic-styles>
  <office:body>
    <office:presentation>
      <draw:page draw:name="Slide1" draw:style-name="a731" draw:master-page-name="Master1-Layout1-title-Diapositiva-de-título" presentation:presentation-page-layout-name="Master1-PPL1" draw:id="Slide-256">
        <draw:g draw:name="Grupo 25" draw:id="id69">
          <svg:title/>
          <svg:desc/>
          <draw:frame draw:id="id70" draw:style-name="a732" draw:name="Picture 6" svg:x="2.11922in" svg:y="1.50182in" svg:width="9.31919in" svg:height="4.34374in" style:rel-width="scale" style:rel-height="scale">
            <draw:image xlink:href="media/image1.png" xlink:type="simple" xlink:show="embed" xlink:actuate="onLoad"/>
            <svg:title/>
            <svg:desc>https://documents.lucidchart.com/documents/da00bca2-70a1-4995-842e-20eb76439efa/pages/0_0?a=1177&amp;x=-46&amp;y=76&amp;w=1466&amp;h=717&amp;store=1&amp;accept=image%2F*&amp;auth=LCA%20f81afd1930fbcb75cdd61009c25dbf4adf5ae305-ts%3D1556800716</svg:desc>
          </draw:frame>
          <draw:connector draw:type="line" svg:x1="0.60842in" svg:y1="7.44311in" svg:x2="2.91949in" svg:y2="4.8747in" draw:id="id71" draw:style-name="a734" draw:name="Conector recto 22">
            <svg:title/>
            <svg:desc/>
          </draw:connector>
          <draw:frame draw:id="id72" draw:style-name="a735" draw:name="Imagen 4" svg:x="3.51643in" svg:y="0.06779in" svg:width="6.52477in" svg:height="1.50182in" style:rel-width="scale" style:rel-height="scale">
            <draw:image xlink:href="media/image2.png" xlink:type="simple" xlink:show="embed" xlink:actuate="onLoad"/>
            <svg:title/>
            <svg:desc/>
          </draw:frame>
          <draw:connector draw:type="line" svg:x1="0.60842in" svg:y1="5.23779in" svg:x2="2.91949in" svg:y2="4.10707in" draw:id="id73" draw:style-name="a737" draw:name="Conector recto 7">
            <svg:title/>
            <svg:desc/>
          </draw:connector>
          <draw:connector draw:type="line" svg:x1="4.58921in" svg:y1="5.23779in" svg:x2="3.96689in" svg:y2="4.10707in" draw:id="id74" draw:style-name="a739" draw:name="Conector recto 11">
            <svg:title/>
            <svg:desc/>
          </draw:connector>
          <draw:connector draw:type="line" svg:x1="10.83692in" svg:y1="4.17106in" svg:x2="12.1305in" svg:y2="5.57834in" draw:id="id75" draw:style-name="a741" draw:name="Conector recto 15">
            <svg:title/>
            <svg:desc/>
          </draw:connector>
          <draw:connector draw:type="line" svg:x1="9.8094in" svg:y1="4.17106in" svg:x2="9.24508in" svg:y2="5.57834in" draw:id="id76" draw:style-name="a743" draw:name="Conector recto 20">
            <svg:title/>
            <svg:desc/>
          </draw:connector>
          <draw:connector draw:type="line" svg:x1="3.94701in" svg:y1="4.8747in" svg:x2="4.58921in" svg:y2="7.44311in" draw:id="id77" draw:style-name="a745" draw:name="Conector recto 25">
            <svg:title/>
            <svg:desc/>
          </draw:connector>
          <draw:connector draw:type="line" svg:x1="9.24389in" svg:y1="7.44311in" svg:x2="9.8094in" svg:y2="4.94825in" draw:id="id78" draw:style-name="a747" draw:name="Conector recto 28">
            <svg:title/>
            <svg:desc/>
          </draw:connector>
          <draw:connector draw:type="line" svg:x1="12.1305in" svg:y1="7.44311in" svg:x2="10.83692in" svg:y2="4.94825in" draw:id="id79" draw:style-name="a749" draw:name="Conector recto 30">
            <svg:title/>
            <svg:desc/>
          </draw:connector>
          <draw:frame draw:id="id80" draw:style-name="a750" draw:name="Imagen 9" svg:x="9.24389in" svg:y="5.57834in" svg:width="2.88661in" svg:height="1.86477in" style:rel-width="scale" style:rel-height="scale">
            <draw:image xlink:href="media/image3.png" xlink:type="simple" xlink:show="embed" xlink:actuate="onLoad"/>
            <svg:title/>
            <svg:desc/>
          </draw:frame>
          <draw:connector draw:type="line" svg:x1="7.37615in" svg:y1="3.55046in" svg:x2="3.18036in" svg:y2="0.13691in" draw:id="id81" draw:style-name="a752" draw:name="Conector recto 33">
            <svg:title/>
            <svg:desc/>
          </draw:connector>
          <draw:connector draw:type="line" svg:x1="7.37615in" svg:y1="4.29167in" svg:x2="3.18036in" svg:y2="2.50952in" draw:id="id82" draw:style-name="a754" draw:name="Conector recto 36">
            <svg:title/>
            <svg:desc/>
          </draw:connector>
          <draw:connector draw:type="line" svg:x1="6.38333in" svg:y1="4.29167in" svg:x2="0.17697in" svg:y2="2.50952in" draw:id="id83" draw:style-name="a756" draw:name="Conector recto 40">
            <svg:title/>
            <svg:desc/>
          </draw:connector>
          <draw:connector draw:type="line" svg:x1="0.24668in" svg:y1="0.20833in" svg:x2="6.38158in" svg:y2="3.51721in" draw:id="id84" draw:style-name="a758" draw:name="Conector recto 43">
            <svg:title/>
            <svg:desc/>
          </draw:connector>
          <draw:frame draw:id="id85" draw:style-name="a759" draw:name="Imagen 27" svg:x="0.17697in" svg:y="0.13691in" svg:width="3.00339in" svg:height="2.3726in" style:rel-width="scale" style:rel-height="scale">
            <draw:image xlink:href="media/image4.png" xlink:type="simple" xlink:show="embed" xlink:actuate="onLoad"/>
            <svg:title/>
            <svg:desc/>
          </draw:frame>
          <draw:connector draw:type="line" svg:x1="8.05833in" svg:y1="4.17106in" svg:x2="10.47079in" svg:y2="0.19579in" draw:id="id86" draw:style-name="a761" draw:name="Conector recto 48">
            <svg:title/>
            <svg:desc/>
          </draw:connector>
          <draw:connector draw:type="line" svg:x1="9.05111in" svg:y1="4.17106in" svg:x2="12.96276in" svg:y2="0.21708in" draw:id="id87" draw:style-name="a763" draw:name="Conector recto 49">
            <svg:title/>
            <svg:desc/>
          </draw:connector>
          <draw:connector draw:type="line" svg:x1="9.05111in" svg:y1="4.92533in" svg:x2="12.96276in" svg:y2="2.91029in" draw:id="id88" draw:style-name="a765" draw:name="Conector recto 50">
            <svg:title/>
            <svg:desc/>
          </draw:connector>
          <draw:frame draw:id="id89" draw:style-name="a766" draw:name="Imagen 44" svg:x="10.4358in" svg:y="0.20051in" svg:width="2.52697in" svg:height="2.70978in" style:rel-width="scale" style:rel-height="scale">
            <draw:image xlink:href="media/image5.png" xlink:type="simple" xlink:show="embed" xlink:actuate="onLoad"/>
            <svg:title/>
            <svg:desc/>
          </draw:frame>
          <draw:connector draw:type="line" svg:x1="10.47079in" svg:y1="2.91029in" svg:x2="8.02358in" svg:y2="4.92533in" draw:id="id90" draw:style-name="a768" draw:name="Conector recto 58">
            <svg:title/>
            <svg:desc/>
          </draw:connector>
          <draw:frame draw:id="id91" draw:style-name="a769" draw:name="Imagen 5" svg:x="0.60842in" svg:y="5.23779in" svg:width="3.98079in" svg:height="2.20532in" style:rel-width="scale" style:rel-height="scale">
            <draw:image xlink:href="media/image6.png" xlink:type="simple" xlink:show="embed" xlink:actuate="onLoad"/>
            <svg:title/>
            <svg:desc/>
          </draw:frame>
        </draw:g>
        <presentation:notes draw:style-name="a775">
          <draw:page-thumbnail draw:page-number="1" svg:x="0.75in" svg:y="1.25in" svg:width="6in" svg:height="3.375in" presentation:class="page" draw:id="id92" presentation:style-name="a770" draw:name="Marcador de imagen de diapositiva 1">
            <svg:title/>
            <svg:desc/>
          </draw:page-thumbnail>
          <draw:frame draw:id="id93" presentation:style-name="a771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94" draw:style-name="a774" draw:name="Marcador de número de diapositiva 3" svg:x="4.24826in" svg:y="9.49826in" svg:width="3.25in" svg:height="0.50174in">
            <draw:text-box>
              <text:p text:style-name="a773" text:class-names="" text:cond-style-name=""><text:span text:style-name="a7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76" draw:master-page-name="Master1-Layout2-obj-Título-y-objetos" presentation:presentation-page-layout-name="Master1-PPL2" draw:id="Slide-257">
        <draw:g draw:name="Grupo 109" draw:id="id95">
          <svg:title/>
          <svg:desc/>
          <draw:frame draw:id="id96" draw:style-name="a777" draw:name="Imagen 3" svg:x="1.49271in" svg:y="2.91312in" svg:width="9.78125in" svg:height="0.88542in" style:rel-width="scale" style:rel-height="scale">
            <draw:image xlink:href="media/image7.png" xlink:type="simple" xlink:show="embed" xlink:actuate="onLoad"/>
            <svg:title/>
            <svg:desc/>
          </draw:frame>
          <draw:connector draw:type="line" svg:x1="1.49271in" svg:y1="3.35583in" draw:start-shape="id96" draw:start-glue-point="3" svg:x2="2.3377in" svg:y2="4.35143in" draw:end-shape="id97" draw:end-glue-point="3" draw:id="id98" draw:style-name="a779" draw:name="Conector recto 5">
            <svg:title/>
            <svg:desc/>
          </draw:connector>
          <draw:custom-shape svg:x="2.3377in" svg:y="4.23492in" svg:width="1.39806in" svg:height="0.23301in" draw:id="id97" draw:style-name="a787" draw:name="Rectángulo 10">
            <svg:title/>
            <svg:desc/>
            <text:p text:style-name="a786" text:class-names="" text:cond-style-name=""><text:span text:style-name="a780" text:class-names="">Perfil</text:span><text:span text:style-name="a781" text:class-names=""><text:s text:c="1"/></text:span><text:span text:style-name="a782" text:class-names="">del</text:span><text:span text:style-name="a783" text:class-names=""><text:s text:c="1"/></text:span><text:span text:style-name="a784" text:class-names="">usuari</text:span><text:span text:style-name="a785" text:class-names="">o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73575in" svg:y1="4.35143in" draw:start-shape="id97" draw:start-glue-point="1" svg:x2="4.58074in" svg:y2="3.42548in" draw:end-shape="id99" draw:end-glue-point="1" draw:id="id100" draw:style-name="a789" draw:name="Conector recto 26">
            <svg:title/>
            <svg:desc/>
          </draw:connector>
          <draw:custom-shape svg:x="1.49271in" svg:y="3.05243in" svg:width="3.08804in" svg:height="0.74611in" draw:id="id99" draw:style-name="a792" draw:name="Rectángulo 28">
            <svg:title/>
            <svg:desc/>
            <text:p text:style-name="a791" text:class-names="" text:cond-style-name=""><text:span text:style-name="a7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02135in" svg:y1="3.39635in" draw:start-shape="id101" draw:start-glue-point="3" svg:x2="5.6843in" svg:y2="4.35143in" draw:end-shape="id102" draw:end-glue-point="3" draw:id="id103" draw:style-name="a794" draw:name="Conector recto 34">
            <svg:title/>
            <svg:desc/>
          </draw:connector>
          <draw:custom-shape svg:x="5.6843in" svg:y="4.23492in" svg:width="1.39806in" svg:height="0.23301in" draw:id="id102" draw:style-name="a798" draw:name="Rectángulo 35">
            <svg:title/>
            <svg:desc/>
            <text:p text:style-name="a797" text:class-names="" text:cond-style-name=""><text:span text:style-name="a795" text:class-names="">Nuevo post</text:span><text:span text:style-name="a7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08236in" svg:y1="4.35143in" draw:start-shape="id102" draw:start-glue-point="1" svg:x2="6.7555in" svg:y2="3.39635in" draw:end-shape="id101" draw:end-glue-point="1" draw:id="id104" draw:style-name="a800" draw:name="Conector recto 36">
            <svg:title/>
            <svg:desc/>
          </draw:connector>
          <draw:custom-shape svg:x="6.02135in" svg:y="3.27656in" svg:width="0.73415in" svg:height="0.23958in" draw:id="id101" draw:style-name="a803" draw:name="Rectángulo 37">
            <svg:title/>
            <svg:desc/>
            <text:p text:style-name="a802" text:class-names="" text:cond-style-name=""><text:span text:style-name="a8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81042in" svg:y1="3.39375in" draw:start-shape="id105" draw:start-glue-point="3" svg:x2="9.14409in" svg:y2="4.36968in" draw:end-shape="id106" draw:end-glue-point="3" draw:id="id107" draw:style-name="a805" draw:name="Conector recto 57">
            <svg:title/>
            <svg:desc/>
          </draw:connector>
          <draw:custom-shape svg:x="9.14409in" svg:y="4.25318in" svg:width="1.7962in" svg:height="0.23301in" draw:id="id106" draw:style-name="a809" draw:name="Rectángulo 58">
            <svg:title/>
            <svg:desc/>
            <text:p text:style-name="a808" text:class-names="" text:cond-style-name=""><text:span text:style-name="a806" text:class-names="">Linkermark (Pag 1) / Index</text:span><text:span text:style-name="a8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0.94029in" svg:y1="4.36968in" draw:start-shape="id106" draw:start-glue-point="1" svg:x2="11.27396in" svg:y2="3.39375in" draw:end-shape="id105" draw:end-glue-point="1" draw:id="id108" draw:style-name="a811" draw:name="Conector recto 59">
            <svg:title/>
            <svg:desc/>
          </draw:connector>
          <draw:custom-shape svg:x="8.81042in" svg:y="3.18542in" svg:width="2.46354in" svg:height="0.41667in" draw:id="id105" draw:style-name="a814" draw:name="Rectángulo 60">
            <svg:title/>
            <svg:desc/>
            <text:p text:style-name="a813" text:class-names="" text:cond-style-name=""><text:span text:style-name="a8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6843in" svg:y1="3.00239in" draw:start-shape="id109" draw:start-glue-point="3" svg:x2="6.02135in" svg:y2="2.46191in" draw:end-shape="id110" draw:end-glue-point="3" draw:id="id111" draw:style-name="a816" draw:name="Conector recto 69">
            <svg:title/>
            <svg:desc/>
          </draw:connector>
          <draw:custom-shape svg:x="6.02135in" svg:y="2.34541in" svg:width="0.73415in" svg:height="0.23301in" draw:id="id110" draw:style-name="a820" draw:name="Rectángulo 70">
            <svg:title/>
            <svg:desc/>
            <text:p text:style-name="a819" text:class-names="" text:cond-style-name=""><text:span text:style-name="a817" text:class-names="">Hora</text:span><text:span text:style-name="a8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7555in" svg:y1="2.46191in" draw:start-shape="id110" draw:start-glue-point="1" svg:x2="7.08236in" svg:y2="3.00239in" draw:end-shape="id109" draw:end-glue-point="1" draw:id="id112" draw:style-name="a822" draw:name="Conector recto 71">
            <svg:title/>
            <svg:desc/>
          </draw:connector>
          <draw:custom-shape svg:x="5.6843in" svg:y="2.91312in" svg:width="1.39806in" svg:height="0.17855in" draw:id="id109" draw:style-name="a825" draw:name="Rectángulo 72">
            <svg:title/>
            <svg:desc/>
            <text:p text:style-name="a824" text:class-names="" text:cond-style-name=""><text:span text:style-name="a8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3" draw:style-name="a826" draw:master-page-name="Master1-Layout2-obj-Título-y-objetos" presentation:presentation-page-layout-name="Master1-PPL2" draw:id="Slide-258">
        <draw:g draw:name="Grupo 3" draw:id="id113">
          <svg:title/>
          <svg:desc/>
          <draw:frame draw:id="id116" draw:style-name="a831" draw:name="Picture 6" svg:x="2.508in" svg:y="2.18831in" svg:width="8.49843in" svg:height="3.88343in" style:rel-width="scale" style:rel-height="scale">
            <draw:image xlink:href="media/image8.png" xlink:type="simple" xlink:show="embed" xlink:actuate="onLoad"/>
            <svg:title/>
            <svg:desc>https://documents.lucidchart.com/documents/da00bca2-70a1-4995-842e-20eb76439efa/pages/0_0?a=1177&amp;x=-46&amp;y=76&amp;w=1466&amp;h=717&amp;store=1&amp;accept=image%2F*&amp;auth=LCA%20f81afd1930fbcb75cdd61009c25dbf4adf5ae305-ts%3D1556800716</svg:desc>
          </draw:frame>
          <draw:connector draw:type="line" svg:x1="1.13025in" svg:y1="7.5in" svg:x2="3.23779in" svg:y2="5.20377in" draw:id="id117" draw:style-name="a833" draw:name="Conector recto 22">
            <svg:title/>
            <svg:desc/>
          </draw:connector>
          <draw:frame draw:id="id118" draw:style-name="a834" draw:name="Imagen 7" svg:x="3.78215in" svg:y="0.90625in" svg:width="5.95012in" svg:height="1.34267in" style:rel-width="scale" style:rel-height="scale">
            <draw:image xlink:href="media/image9.png" xlink:type="simple" xlink:show="embed" xlink:actuate="onLoad"/>
            <svg:title/>
            <svg:desc/>
          </draw:frame>
          <draw:connector draw:type="line" svg:x1="1.13025in" svg:y1="5.52838in" svg:x2="3.23779in" svg:y2="4.51748in" draw:id="id119" draw:style-name="a836" draw:name="Conector recto 7">
            <svg:title/>
            <svg:desc/>
          </draw:connector>
          <draw:connector draw:type="line" svg:x1="4.76045in" svg:y1="5.52838in" svg:x2="4.19294in" svg:y2="4.51748in" draw:id="id120" draw:style-name="a838" draw:name="Conector recto 11">
            <svg:title/>
            <svg:desc/>
          </draw:connector>
          <draw:connector draw:type="line" svg:x1="10.45791in" svg:y1="4.57469in" svg:x2="11.63756in" svg:y2="5.83284in" draw:id="id121" draw:style-name="a840" draw:name="Conector recto 15">
            <svg:title/>
            <svg:desc/>
          </draw:connector>
          <draw:connector draw:type="line" svg:x1="9.52089in" svg:y1="4.57469in" svg:x2="9.00627in" svg:y2="5.83284in" draw:id="id122" draw:style-name="a842" draw:name="Conector recto 20">
            <svg:title/>
            <svg:desc/>
          </draw:connector>
          <draw:connector draw:type="line" svg:x1="4.17481in" svg:y1="5.20377in" svg:x2="4.76045in" svg:y2="7.5in" draw:id="id123" draw:style-name="a844" draw:name="Conector recto 25">
            <svg:title/>
            <svg:desc/>
          </draw:connector>
          <draw:connector draw:type="line" svg:x1="9.00519in" svg:y1="7.5in" svg:x2="9.52089in" svg:y2="5.26953in" draw:id="id124" draw:style-name="a846" draw:name="Conector recto 28">
            <svg:title/>
            <svg:desc/>
          </draw:connector>
          <draw:connector draw:type="line" svg:x1="11.63756in" svg:y1="7.5in" svg:x2="10.45791in" svg:y2="5.26953in" draw:id="id125" draw:style-name="a848" draw:name="Conector recto 30">
            <svg:title/>
            <svg:desc/>
          </draw:connector>
          <draw:frame draw:id="id126" draw:style-name="a849" draw:name="Imagen 15" svg:x="9.00519in" svg:y="5.83284in" svg:width="2.63238in" svg:height="1.66716in" style:rel-width="scale" style:rel-height="scale">
            <draw:image xlink:href="media/image10.png" xlink:type="simple" xlink:show="embed" xlink:actuate="onLoad"/>
            <svg:title/>
            <svg:desc/>
          </draw:frame>
          <draw:connector draw:type="line" svg:x1="7.30194in" svg:y1="4.01985in" svg:x2="3.47568in" svg:y2="0.96804in" draw:id="id127" draw:style-name="a851" draw:name="Conector recto 33">
            <svg:title/>
            <svg:desc/>
          </draw:connector>
          <draw:connector draw:type="line" svg:x1="7.30194in" svg:y1="4.68252in" svg:x2="3.47568in" svg:y2="3.08923in" draw:id="id128" draw:style-name="a853" draw:name="Conector recto 36">
            <svg:title/>
            <svg:desc/>
          </draw:connector>
          <draw:connector draw:type="line" svg:x1="6.39656in" svg:y1="4.68252in" svg:x2="0.73681in" svg:y2="3.08923in" draw:id="id129" draw:style-name="a855" draw:name="Conector recto 40">
            <svg:title/>
            <svg:desc/>
          </draw:connector>
          <draw:connector draw:type="line" svg:x1="0.80037in" svg:y1="1.03189in" svg:x2="6.39496in" svg:y2="3.99013in" draw:id="id130" draw:style-name="a857" draw:name="Conector recto 43">
            <svg:title/>
            <svg:desc/>
          </draw:connector>
          <draw:frame draw:id="id131" draw:style-name="a858" draw:name="Imagen 20" svg:x="0.73681in" svg:y="0.96804in" svg:width="2.73888in" svg:height="2.12117in" style:rel-width="scale" style:rel-height="scale">
            <draw:image xlink:href="media/image11.png" xlink:type="simple" xlink:show="embed" xlink:actuate="onLoad"/>
            <svg:title/>
            <svg:desc/>
          </draw:frame>
          <draw:connector draw:type="line" svg:x1="7.92404in" svg:y1="4.57469in" svg:x2="10.12402in" svg:y2="1.02068in" draw:id="id132" draw:style-name="a860" draw:name="Conector recto 48">
            <svg:title/>
            <svg:desc/>
          </draw:connector>
          <draw:connector draw:type="line" svg:x1="8.82939in" svg:y1="4.57469in" svg:x2="12.39653in" svg:y2="1.03971in" draw:id="id133" draw:style-name="a862" draw:name="Conector recto 49">
            <svg:title/>
            <svg:desc/>
          </draw:connector>
          <draw:connector draw:type="line" svg:x1="8.82939in" svg:y1="5.24904in" svg:x2="12.39653in" svg:y2="3.44753in" draw:id="id134" draw:style-name="a864" draw:name="Conector recto 50">
            <svg:title/>
            <svg:desc/>
          </draw:connector>
          <draw:frame draw:id="id135" draw:style-name="a865" draw:name="Imagen 24" svg:x="10.09212in" svg:y="1.0249in" svg:width="2.30441in" svg:height="2.42262in" style:rel-width="scale" style:rel-height="scale">
            <draw:image xlink:href="media/image12.png" xlink:type="simple" xlink:show="embed" xlink:actuate="onLoad"/>
            <svg:title/>
            <svg:desc/>
          </draw:frame>
          <draw:connector draw:type="line" svg:x1="10.12402in" svg:y1="3.44753in" svg:x2="7.89235in" svg:y2="5.24903in" draw:id="id136" draw:style-name="a867" draw:name="Conector recto 58">
            <svg:title/>
            <svg:desc/>
          </draw:connector>
          <draw:frame draw:id="id137" draw:style-name="a868" draw:name="Imagen 26" svg:x="1.13025in" svg:y="5.52838in" svg:width="3.6302in" svg:height="1.97162in" style:rel-width="scale" style:rel-height="scale">
            <draw:image xlink:href="media/image13.png" xlink:type="simple" xlink:show="embed" xlink:actuate="onLoad"/>
            <svg:title/>
            <svg:desc/>
          </draw:frame>
        </draw:g>
        <draw:custom-shape svg:x="4.85833in" svg:y="1.10833in" svg:width="3.97105in" svg:height="0.70148in" draw:id="id114" draw:style-name="a829" draw:name="Rectángulo 27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30" draw:name="Imagen 4" svg:x="2.75017in" svg:y="0.08432in" svg:width="8.25625in" svg:height="1.89514in" style:rel-width="scale" style:rel-height="scale">
          <draw:image xlink:href="media/image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55" draw:style="rect" draw:dots1="1" draw:dots1-length="0.00694in" draw:distance="0.00694in"/>
    <draw:stroke-dash draw:name="a861" draw:style="rect" draw:dots1="1" draw:dots1-length="0.00694in" draw:distance="0.00694in"/>
    <draw:stroke-dash draw:name="a793" draw:display-name="DashDot" draw:style="rect" draw:dots1="1" draw:dots1-length="0.02083in" draw:dots2="1" draw:dots2-length="0.00694in" draw:distance="0.02083in"/>
    <draw:stroke-dash draw:name="a757" draw:style="rect" draw:dots1="1" draw:dots1-length="0.00694in" draw:distance="0.00694in"/>
    <draw:stroke-dash draw:name="a863" draw:style="rect" draw:dots1="1" draw:dots1-length="0.00694in" draw:distance="0.00694in"/>
    <draw:stroke-dash draw:name="a740" draw:style="rect" draw:dots1="1" draw:dots1-length="0.00694in" draw:distance="0.00694in"/>
    <draw:stroke-dash draw:name="a866" draw:style="rect" draw:dots1="1" draw:dots1-length="0.00694in" draw:distance="0.00694in"/>
    <draw:stroke-dash draw:name="a810" draw:display-name="DashDot" draw:style="rect" draw:dots1="1" draw:dots1-length="0.02083in" draw:dots2="1" draw:dots2-length="0.00694in" draw:distance="0.02083in"/>
    <draw:stroke-dash draw:name="a742" draw:style="rect" draw:dots1="1" draw:dots1-length="0.00694in" draw:distance="0.00694in"/>
    <draw:stroke-dash draw:name="a799" draw:display-name="DashDot" draw:style="rect" draw:dots1="1" draw:dots1-length="0.02083in" draw:dots2="1" draw:dots2-length="0.00694in" draw:distance="0.02083in"/>
    <draw:stroke-dash draw:name="a744" draw:style="rect" draw:dots1="1" draw:dots1-length="0.00694in" draw:distance="0.00694in"/>
    <draw:stroke-dash draw:name="a850" draw:style="rect" draw:dots1="1" draw:dots1-length="0.00694in" draw:distance="0.00694in"/>
    <draw:stroke-dash draw:name="a746" draw:style="rect" draw:dots1="1" draw:dots1-length="0.00694in" draw:distance="0.00694in"/>
    <draw:stroke-dash draw:name="a852" draw:style="rect" draw:dots1="1" draw:dots1-length="0.00694in" draw:distance="0.00694in"/>
    <draw:stroke-dash draw:name="a815" draw:display-name="DashDot" draw:style="rect" draw:dots1="1" draw:dots1-length="0.02083in" draw:dots2="1" draw:dots2-length="0.00694in" draw:distance="0.02083in"/>
    <draw:stroke-dash draw:name="a748" draw:style="rect" draw:dots1="1" draw:dots1-length="0.00694in" draw:distance="0.00694in"/>
    <draw:stroke-dash draw:name="a854" draw:style="rect" draw:dots1="1" draw:dots1-length="0.00694in" draw:distance="0.00694in"/>
    <draw:stroke-dash draw:name="a856" draw:style="rect" draw:dots1="1" draw:dots1-length="0.00694in" draw:distance="0.00694in"/>
    <draw:stroke-dash draw:name="a788" draw:display-name="DashDot" draw:style="rect" draw:dots1="1" draw:dots1-length="0.02083in" draw:dots2="1" draw:dots2-length="0.00694in" draw:distance="0.02083in"/>
    <draw:stroke-dash draw:name="a733" draw:style="rect" draw:dots1="1" draw:dots1-length="0.00694in" draw:distance="0.00694in"/>
    <draw:stroke-dash draw:name="a859" draw:style="rect" draw:dots1="1" draw:dots1-length="0.00694in" draw:distance="0.00694in"/>
    <draw:stroke-dash draw:name="a804" draw:display-name="DashDot" draw:style="rect" draw:dots1="1" draw:dots1-length="0.02083in" draw:dots2="1" draw:dots2-length="0.00694in" draw:distance="0.02083in"/>
    <draw:stroke-dash draw:name="a841" draw:style="rect" draw:dots1="1" draw:dots1-length="0.00694in" draw:distance="0.00694in"/>
    <draw:stroke-dash draw:name="a736" draw:style="rect" draw:dots1="1" draw:dots1-length="0.00694in" draw:distance="0.00694in"/>
    <draw:stroke-dash draw:name="a843" draw:style="rect" draw:dots1="1" draw:dots1-length="0.00694in" draw:distance="0.00694in"/>
    <draw:stroke-dash draw:name="a738" draw:style="rect" draw:dots1="1" draw:dots1-length="0.00694in" draw:distance="0.00694in"/>
    <draw:stroke-dash draw:name="a845" draw:style="rect" draw:dots1="1" draw:dots1-length="0.00694in" draw:distance="0.00694in"/>
    <draw:stroke-dash draw:name="a778" draw:display-name="DashDot" draw:style="rect" draw:dots1="1" draw:dots1-length="0.02083in" draw:dots2="1" draw:dots2-length="0.00694in" draw:distance="0.02083in"/>
    <draw:stroke-dash draw:name="a847" draw:style="rect" draw:dots1="1" draw:dots1-length="0.00694in" draw:distance="0.00694in"/>
    <draw:stroke-dash draw:name="a760" draw:style="rect" draw:dots1="1" draw:dots1-length="0.00694in" draw:distance="0.00694in"/>
    <draw:stroke-dash draw:name="a762" draw:style="rect" draw:dots1="1" draw:dots1-length="0.00694in" draw:distance="0.00694in"/>
    <draw:stroke-dash draw:name="a832" draw:style="rect" draw:dots1="1" draw:dots1-length="0.00694in" draw:distance="0.00694in"/>
    <draw:stroke-dash draw:name="a764" draw:style="rect" draw:dots1="1" draw:dots1-length="0.00694in" draw:distance="0.00694in"/>
    <draw:stroke-dash draw:name="a835" draw:style="rect" draw:dots1="1" draw:dots1-length="0.00694in" draw:distance="0.00694in"/>
    <draw:stroke-dash draw:name="a767" draw:style="rect" draw:dots1="1" draw:dots1-length="0.00694in" draw:distance="0.00694in"/>
    <draw:stroke-dash draw:name="a837" draw:style="rect" draw:dots1="1" draw:dots1-length="0.00694in" draw:distance="0.00694in"/>
    <draw:stroke-dash draw:name="a839" draw:style="rect" draw:dots1="1" draw:dots1-length="0.00694in" draw:distance="0.00694in"/>
    <draw:stroke-dash draw:name="a751" draw:style="rect" draw:dots1="1" draw:dots1-length="0.00694in" draw:distance="0.00694in"/>
    <draw:stroke-dash draw:name="a821" draw:display-name="DashDot" draw:style="rect" draw:dots1="1" draw:dots1-length="0.02083in" draw:dots2="1" draw:dots2-length="0.00694in" draw:distance="0.02083in"/>
    <draw:stroke-dash draw:name="a753" draw:style="rect" draw:dots1="1" draw:dots1-length="0.00694in" draw:distance="0.00694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3/05/2019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Marcador de encabezado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Marcador de fecha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Marcador de imagen de diapositiva 3">
          <svg:title/>
          <svg:desc/>
        </draw:page-thumbnail>
        <draw:frame draw:id="id8" presentation:style-name="a54" draw:name="Marcador de nota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Haga clic para modificar los estilos de texto del patró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gundo ni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Quinto ni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Marcador de pie de página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Marcador de número de diapositiva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3">
      <draw:frame draw:id="id11" presentation:style-name="a66" draw:name="Título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Haga clic para modificar el estilo de título del patrón</text:span></text:p>
        </draw:text-box>
        <svg:title/>
        <svg:desc/>
      </draw:frame>
      <draw:frame draw:id="id12" presentation:style-name="a69" draw:name="Subtítulo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Haga clic para modificar el estilo de subtítulo del patrón</text:span></text:p>
        </draw:text-box>
        <svg:title/>
        <svg:desc/>
      </draw:frame>
      <draw:frame draw:id="id13" presentation:style-name="a73" draw:name="Marcador de fecha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03/05/2019</text:date></text:span></text:p>
        </draw:text-box>
        <svg:title/>
        <svg:desc/>
      </draw:frame>
      <draw:frame draw:id="id14" presentation:style-name="a76" draw:name="Marcador de pie de página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Marcador de número de diapositiva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Marcador de encabezado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Marcador de fecha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Marcador de imagen de diapositiva 3">
          <svg:title/>
          <svg:desc/>
        </draw:page-thumbnail>
        <draw:frame draw:id="id8" presentation:style-name="a104" draw:name="Marcador de nota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Haga clic para modificar los estilos de texto del patró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gundo ni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Quinto nivel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Marcador de pie de página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Marcador de número de diapositiva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13">
      <draw:frame draw:id="id16" presentation:style-name="a116" draw:name="Título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Haga clic para modificar el estilo de título del patrón</text:span></text:p>
        </draw:text-box>
        <svg:title/>
        <svg:desc/>
      </draw:frame>
      <draw:frame draw:id="id17" presentation:style-name="a132" draw:name="Marcador de contenido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Haga clic para modificar los estilos de texto del patrón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gundo ni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Marcador de fecha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03/05/2019</text:date></text:span></text:p>
        </draw:text-box>
        <svg:title/>
        <svg:desc/>
      </draw:frame>
      <draw:frame draw:id="id19" presentation:style-name="a139" draw:name="Marcador de pie de página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Marcador de número de diapositiva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Marcador de encabezado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Marcador de fecha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Marcador de imagen de diapositiva 3">
          <svg:title/>
          <svg:desc/>
        </draw:page-thumbnail>
        <draw:frame draw:id="id8" presentation:style-name="a167" draw:name="Marcador de notas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Haga clic para modificar los estilos de texto del patrón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Segundo nivel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Quinto nivel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Marcador de pie de página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Marcador de número de diapositiva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76">
      <draw:frame draw:id="id21" presentation:style-name="a179" draw:name="Título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Haga clic para modificar el estilo de título del patrón</text:span></text:p>
        </draw:text-box>
        <svg:title/>
        <svg:desc/>
      </draw:frame>
      <draw:frame draw:id="id22" presentation:style-name="a183" draw:name="Marcador de texto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87" draw:name="Marcador de fecha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03/05/2019</text:date></text:span></text:p>
        </draw:text-box>
        <svg:title/>
        <svg:desc/>
      </draw:frame>
      <draw:frame draw:id="id24" presentation:style-name="a190" draw:name="Marcador de pie de página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Marcador de número de diapositiva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Marcador de encabezado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Marcador de fecha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Marcador de imagen de diapositiva 3">
          <svg:title/>
          <svg:desc/>
        </draw:page-thumbnail>
        <draw:frame draw:id="id8" presentation:style-name="a218" draw:name="Marcador de nota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Haga clic para modificar los estilos de texto del patró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gundo ni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Quinto ni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Marcador de pie de página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Marcador de número de diapositiva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27">
      <draw:frame draw:id="id26" presentation:style-name="a230" draw:name="Título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Haga clic para modificar el estilo de título del patrón</text:span></text:p>
        </draw:text-box>
        <svg:title/>
        <svg:desc/>
      </draw:frame>
      <draw:frame draw:id="id27" presentation:style-name="a246" draw:name="Marcador de contenido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Haga clic para modificar los estilos de texto del patró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i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Marcador de contenido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Haga clic para modificar los estilos de texto del patró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gundo ni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Marcador de fecha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03/05/2019</text:date></text:span></text:p>
        </draw:text-box>
        <svg:title/>
        <svg:desc/>
      </draw:frame>
      <draw:frame draw:id="id30" presentation:style-name="a269" draw:name="Marcador de pie de página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Marcador de número de diapositiva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Marcador de encabezado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Marcador de fecha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Marcador de imagen de diapositiva 3">
          <svg:title/>
          <svg:desc/>
        </draw:page-thumbnail>
        <draw:frame draw:id="id8" presentation:style-name="a297" draw:name="Marcador de notas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Haga clic para modificar los estilos de texto del patrón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gundo ni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Quinto nivel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Marcador de pie de página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Marcador de número de diapositiva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06">
      <draw:frame draw:id="id32" presentation:style-name="a309" draw:name="Título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Haga clic para modificar el estilo de título del patrón</text:span></text:p>
        </draw:text-box>
        <svg:title/>
        <svg:desc/>
      </draw:frame>
      <draw:frame draw:id="id33" presentation:style-name="a313" draw:name="Marcador de texto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29" draw:name="Marcador de contenido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Haga clic para modificar los estilos de texto del patró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gundo ni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Marcador de texto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49" draw:name="Marcador de contenido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Haga clic para modificar los estilos de texto del patrón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gundo ni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Marcador de fecha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03/05/2019</text:date></text:span></text:p>
        </draw:text-box>
        <svg:title/>
        <svg:desc/>
      </draw:frame>
      <draw:frame draw:id="id38" presentation:style-name="a356" draw:name="Marcador de pie de página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Marcador de número de diapositiva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Marcador de encabezado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Marcador de fecha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Marcador de imagen de diapositiva 3">
          <svg:title/>
          <svg:desc/>
        </draw:page-thumbnail>
        <draw:frame draw:id="id8" presentation:style-name="a384" draw:name="Marcador de notas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Haga clic para modificar los estilos de texto del patrón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Segundo nivel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Quinto nivel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Marcador de pie de página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Marcador de número de diapositiva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93">
      <draw:frame draw:id="id40" presentation:style-name="a396" draw:name="Título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Haga clic para modificar el estilo de título del patrón</text:span></text:p>
        </draw:text-box>
        <svg:title/>
        <svg:desc/>
      </draw:frame>
      <draw:frame draw:id="id41" presentation:style-name="a400" draw:name="Marcador de fecha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03/05/2019</text:date></text:span></text:p>
        </draw:text-box>
        <svg:title/>
        <svg:desc/>
      </draw:frame>
      <draw:frame draw:id="id42" presentation:style-name="a403" draw:name="Marcador de pie de página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Marcador de número de diapositiva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Marcador de encabezado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Marcador de fecha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Marcador de imagen de diapositiva 3">
          <svg:title/>
          <svg:desc/>
        </draw:page-thumbnail>
        <draw:frame draw:id="id8" presentation:style-name="a431" draw:name="Marcador de notas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Haga clic para modificar los estilos de texto del patrón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gundo ni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Quinto nivel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Marcador de pie de página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Marcador de número de diapositiva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40">
      <draw:frame draw:id="id44" presentation:style-name="a444" draw:name="Marcador de fecha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3/05/2019</text:date></text:span></text:p>
        </draw:text-box>
        <svg:title/>
        <svg:desc/>
      </draw:frame>
      <draw:frame draw:id="id45" presentation:style-name="a447" draw:name="Marcador de pie de página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Marcador de número de diapositiva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Marcador de encabezado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Marcador de fech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Marcador de imagen de diapositiva 3">
          <svg:title/>
          <svg:desc/>
        </draw:page-thumbnail>
        <draw:frame draw:id="id8" presentation:style-name="a475" draw:name="Marcador de nota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Haga clic para modificar los estilos de texto del patrón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gundo ni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Quinto nivel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Marcador de pie de página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Marcador de número de diapositiva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84">
      <draw:frame draw:id="id47" presentation:style-name="a487" draw:name="Título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Haga clic para modificar el estilo de título del patrón</text:span></text:p>
        </draw:text-box>
        <svg:title/>
        <svg:desc/>
      </draw:frame>
      <draw:frame draw:id="id48" presentation:style-name="a503" draw:name="Marcador de contenido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Haga clic para modificar los estilos de texto del patró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gundo ni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Marcador de texto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11" draw:name="Marcador de fecha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3/05/2019</text:date></text:span></text:p>
        </draw:text-box>
        <svg:title/>
        <svg:desc/>
      </draw:frame>
      <draw:frame draw:id="id51" presentation:style-name="a514" draw:name="Marcador de pie de página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Marcador de número de diapositiva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Marcador de encabezado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Marcador de fecha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Marcador de imagen de diapositiva 3">
          <svg:title/>
          <svg:desc/>
        </draw:page-thumbnail>
        <draw:frame draw:id="id8" presentation:style-name="a542" draw:name="Marcador de notas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Haga clic para modificar los estilos de texto del patró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Segundo nivel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Quinto nivel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Marcador de pie de página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Marcador de número de diapositiva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51">
      <draw:frame draw:id="id53" presentation:style-name="a554" draw:name="Título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Haga clic para modificar el estilo de título del patrón</text:span></text:p>
        </draw:text-box>
        <svg:title/>
        <svg:desc/>
      </draw:frame>
      <draw:frame draw:id="id54" presentation:style-name="a557" draw:name="Marcador de posición de imagen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Marcador de texto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565" draw:name="Marcador de fecha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03/05/2019</text:date></text:span></text:p>
        </draw:text-box>
        <svg:title/>
        <svg:desc/>
      </draw:frame>
      <draw:frame draw:id="id57" presentation:style-name="a568" draw:name="Marcador de pie de página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Marcador de número de diapositiva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Marcador de encabezado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Marcador de fecha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Marcador de imagen de diapositiva 3">
          <svg:title/>
          <svg:desc/>
        </draw:page-thumbnail>
        <draw:frame draw:id="id8" presentation:style-name="a596" draw:name="Marcador de notas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Haga clic para modificar los estilos de texto del patrón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Segundo nivel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Quinto nivel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Marcador de pie de página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Marcador de número de diapositiva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05">
      <draw:frame draw:id="id59" presentation:style-name="a608" draw:name="Título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Haga clic para modificar el estilo de título del patrón</text:span></text:p>
        </draw:text-box>
        <svg:title/>
        <svg:desc/>
      </draw:frame>
      <draw:frame draw:id="id60" presentation:style-name="a624" draw:name="Marcador de texto vertical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Haga clic para modificar los estilos de texto del patró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gundo ni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Marcador de fecha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03/05/2019</text:date></text:span></text:p>
        </draw:text-box>
        <svg:title/>
        <svg:desc/>
      </draw:frame>
      <draw:frame draw:id="id62" presentation:style-name="a631" draw:name="Marcador de pie de página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Marcador de número de diapositiva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Marcador de encabezado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Marcador de fecha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Marcador de imagen de diapositiva 3">
          <svg:title/>
          <svg:desc/>
        </draw:page-thumbnail>
        <draw:frame draw:id="id8" presentation:style-name="a659" draw:name="Marcador de notas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Haga clic para modificar los estilos de texto del patrón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Segundo nivel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Quinto nivel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Marcador de pie de página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Marcador de número de diapositiva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68">
      <draw:frame draw:id="id64" presentation:style-name="a671" draw:name="Título vertical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Haga clic para modificar el estilo de título del patrón</text:span></text:p>
        </draw:text-box>
        <svg:title/>
        <svg:desc/>
      </draw:frame>
      <draw:frame draw:id="id65" presentation:style-name="a687" draw:name="Marcador de texto vertical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Haga clic para modificar los estilos de texto del patrón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gundo ni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Marcador de fecha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03/05/2019</text:date></text:span></text:p>
        </draw:text-box>
        <svg:title/>
        <svg:desc/>
      </draw:frame>
      <draw:frame draw:id="id67" presentation:style-name="a694" draw:name="Marcador de pie de página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Marcador de número de diapositiva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Marcador de encabezado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Marcador de fecha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Marcador de imagen de diapositiva 3">
          <svg:title/>
          <svg:desc/>
        </draw:page-thumbnail>
        <draw:frame draw:id="id8" presentation:style-name="a722" draw:name="Marcador de nota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Haga clic para modificar los estilos de texto del patrón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gundo ni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Quinto nivel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Marcador de pie de página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Marcador de número de diapositiva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Manuel Junquera Martínez</meta:initial-creator>
    <dc:creator>Manuel Junquera Martínez</dc:creator>
    <meta:creation-date>2019-05-02T13:27:53Z</meta:creation-date>
    <dc:date>2019-05-03T12:25:13Z</dc:date>
    <meta:editing-cycles>10</meta:editing-cycles>
    <meta:editing-duration>PT45110S</meta:editing-duration>
    <meta:document-statistic meta:paragraph-count="5" meta:word-count="14"/>
  </office:meta>
</office:document-meta>
</file>